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www.udemy.com/course/desenvolvedor-kotlin-iniciante/"><text:span text:style-name="T1">https://www.udemy.com/course/desenvolvedor-kotlin-iniciante/</text:span></text:a><text:span text:style-name="T2"/></text:p>
      <text:p text:style-name="P1"><text:span text:style-name="T2">curso gratis na udem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